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6.24pt"/>
    </style:style>
    <style:style style:name="co2" style:family="table-column">
      <style:table-column-properties fo:break-before="auto" style:column-width="312.75pt"/>
    </style:style>
    <style:style style:name="co3" style:family="table-column">
      <style:table-column-properties fo:break-before="auto" style:column-width="318.76pt"/>
    </style:style>
    <style:style style:name="co4" style:family="table-column">
      <style:table-column-properties fo:break-before="auto" style:column-width="54.74pt"/>
    </style:style>
    <style:style style:name="co5" style:family="table-column">
      <style:table-column-properties fo:break-before="auto" style:column-width="219pt"/>
    </style:style>
    <style:style style:name="co6" style:family="table-column">
      <style:table-column-properties fo:break-before="auto" style:column-width="255.74pt"/>
    </style:style>
    <style:style style:name="co7" style:family="table-column">
      <style:table-column-properties fo:break-before="auto" style:column-width="63.01pt"/>
    </style:style>
    <style:style style:name="co8" style:family="table-column">
      <style:table-column-properties fo:break-before="auto" style:column-width="105.76pt"/>
    </style:style>
    <style:style style:name="co9" style:family="table-column">
      <style:table-column-properties fo:break-before="auto" style:column-width="122.26pt"/>
    </style:style>
    <style:style style:name="co10" style:family="table-column">
      <style:table-column-properties fo:break-before="auto" style:column-width="322.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85.69pt" fo:break-before="auto" style:use-optimal-row-height="false"/>
    </style:style>
    <style:style style:name="ro5" style:family="table-row">
      <style:table-row-properties style:row-height="24.94pt" fo:break-before="auto" style:use-optimal-row-height="false"/>
    </style:style>
    <style:style style:name="ro6" style:family="table-row">
      <style:table-row-properties style:row-height="82.46pt" fo:break-before="auto" style:use-optimal-row-height="false"/>
    </style:style>
    <style:style style:name="ro7" style:family="table-row">
      <style:table-row-properties style:row-height="35.04pt" fo:break-before="auto" style:use-optimal-row-height="true"/>
    </style:style>
    <style:style style:name="ro8" style:family="table-row">
      <style:table-row-properties style:row-height="28.91pt" fo:break-before="auto" style:use-optimal-row-height="false"/>
    </style:style>
    <style:style style:name="ro9" style:family="table-row">
      <style:table-row-properties style:row-height="237.26pt" fo:break-before="auto" style:use-optimal-row-height="false"/>
    </style:style>
    <style:style style:name="ro10" style:family="table-row">
      <style:table-row-properties style:row-height="116.76pt" fo:break-before="auto" style:use-optimal-row-height="false"/>
    </style:style>
    <style:style style:name="ro11" style:family="table-row">
      <style:table-row-properties style:row-height="203.16pt" fo:break-before="auto" style:use-optimal-row-height="false"/>
    </style:style>
    <style:style style:name="ro12" style:family="table-row">
      <style:table-row-properties style:row-height="15pt" fo:break-before="auto" style:use-optimal-row-height="false"/>
    </style:style>
    <style:style style:name="ro13" style:family="table-row">
      <style:table-row-properties style:row-height="39.74pt" fo:break-before="auto" style:use-optimal-row-height="false"/>
    </style:style>
    <style:style style:name="ro14" style:family="table-row">
      <style:table-row-properties style:row-height="134.96pt" fo:break-before="auto" style:use-optimal-row-height="false"/>
    </style:style>
    <style:style style:name="ro15" style:family="table-row">
      <style:table-row-properties style:row-height="83.54pt" fo:break-before="auto" style:use-optimal-row-height="false"/>
    </style:style>
    <style:style style:name="ro16" style:family="table-row">
      <style:table-row-properties style:row-height="29.25pt" fo:break-before="auto" style:use-optimal-row-height="false"/>
    </style:style>
    <style:style style:name="ro17" style:family="table-row">
      <style:table-row-properties style:row-height="115.71pt" fo:break-before="auto" style:use-optimal-row-height="false"/>
    </style:style>
    <style:style style:name="ro18" style:family="table-row">
      <style:table-row-properties style:row-height="113.56pt" fo:break-before="auto" style:use-optimal-row-height="false"/>
    </style:style>
    <style:style style:name="ro19" style:family="table-row">
      <style:table-row-properties style:row-height="103.89pt" fo:break-before="auto" style:use-optimal-row-height="false"/>
    </style:style>
    <style:style style:name="ro20" style:family="table-row">
      <style:table-row-properties style:row-height="78.21pt" fo:break-before="auto" style:use-optimal-row-height="false"/>
    </style:style>
    <style:style style:name="ro21" style:family="table-row">
      <style:table-row-properties style:row-height="52.44pt" fo:break-before="auto" style:use-optimal-row-height="false"/>
    </style:style>
    <style:style style:name="ro22" style:family="table-row">
      <style:table-row-properties style:row-height="68.66pt" fo:break-before="auto" style:use-optimal-row-height="true"/>
    </style:style>
    <style:style style:name="ro23" style:family="table-row">
      <style:table-row-properties style:row-height="47.11pt" fo:break-before="auto" style:use-optimal-row-height="false"/>
    </style:style>
    <style:style style:name="ro24" style:family="table-row">
      <style:table-row-properties style:row-height="46.26pt" fo:break-before="auto" style:use-optimal-row-height="true"/>
    </style:style>
    <style:style style:name="ro25" style:family="table-row">
      <style:table-row-properties style:row-height="12.76pt" fo:break-before="auto" style:use-optimal-row-height="true"/>
    </style:style>
    <style:style style:name="ta1" style:family="table" style:master-page-name="PageStyle_5f_TestCases">
      <style:table-properties table:display="true" style:writing-mode="lr-tb"/>
    </style:style>
    <style:style style:name="ta2" style:family="table" style:master-page-name="PageStyle_5f_Environmen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3" style:family="table-cell" style:parent-style-name="Default">
      <style:table-cell-properties fo:background-color="#cc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fo:background-color="#deebf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7" style:family="table-cell" style:parent-style-name="Default">
      <style:table-cell-properties fo:background-color="#deebf7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deebf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fo:border-bottom="none" fo:background-color="#cfe7f5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#deebf7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0.06pt solid #000000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20" style:family="table-cell" style:parent-style-name="Default">
      <style:table-cell-properties fo:background-color="#deebf7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21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22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24" style:family="table-cell" style:parent-style-name="Default">
      <style:table-cell-properties fo:background-color="#deebf7" style:rotation-align="none"/>
    </style:style>
    <style:style style:name="ce2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ackground-color="#deebf7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28" style:family="table-cell" style:parent-style-name="Default">
      <style:table-cell-properties fo:background-color="transparent" style:rotation-align="none"/>
    </style:style>
    <style:style style:name="ce29" style:family="table-cell" style:parent-style-name="Default">
      <style:table-cell-properties fo:background-color="#ccff99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31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font-style-complex="normal" fo:font-size="10pt" fo:font-weight="bold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bold" style:font-weight-complex="bold" style:font-style-asian="normal" style:font-name="Arial"/>
    </style:style>
    <style:style style:name="T3" style:family="text">
      <style:text-properties style:font-style-complex="normal" fo:font-size="10pt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style-asian="normal" style:font-name="Arial" fo:font-weight="normal" style:font-weight-asian="normal" style:font-weight-complex="normal"/>
    </style:style>
    <style:style style:name="T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  <style:style style:name="T5" style:family="text">
      <style:text-properties fo:font-size="10pt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style-asian="normal" style:font-style-complex="normal" style:font-name="Arial" fo:font-weight="bold" style:font-weight-asian="bold" style:font-weight-complex="bold"/>
    </style:style>
    <style:style style:name="T6" style:family="text">
      <style:text-properties fo:font-size="10pt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style-asian="normal" style:font-style-complex="normal" style:font-name="Arial" fo:font-weight="normal" style:font-weight-asian="normal" style:font-weight-complex="normal"/>
    </style:style>
    <style:style style:name="T7" style:family="text">
      <style:text-properties style:font-style-complex="normal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name="Arial"/>
    </style:style>
    <style:style style:name="T8" style:family="text">
      <style:text-properties style:font-style-complex="normal" fo:font-size="10pt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style-asian="normal" style:font-name="Arial" fo:font-weight="bold" style:font-weight-asian="bold" style:font-weight-complex="bold"/>
    </style:style>
    <style:style style:name="T9" style:family="text">
      <style:text-properties style:font-name-complex="Arial" style:font-name-asian="Arial" style:font-style-asian="normal" style:font-style-complex="normal" fo:font-size="10pt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name="Arial"/>
    </style:style>
    <style:style style:name="T10" style:family="text">
      <style:text-properties style:font-name-complex="Arial" style:font-name-asian="Arial" style:font-style-asian="normal" style:font-style-complex="normal" fo:font-size="10pt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name="Arial" fo:font-weight="bold" style:font-weight-asian="bold" style:font-weight-complex="bold" fo:color="#000000"/>
    </style:style>
    <style:style style:name="T11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bold" style:font-weight-complex="bold" style:font-style-asian="normal" style:font-style-complex="normal"/>
    </style:style>
    <style:style style:name="T12" style:family="text">
      <style:text-properties style:font-weight-complex="normal" style:text-outline="false" fo:font-style="normal" style:text-position="0%" style:font-name="Arial" style:font-style-complex="normal" style:font-style-asian="normal" style:font-weight-asian="normal" style:font-size-complex="10pt" style:text-line-through-type="none" style:text-underline-style="none" style:text-underline-color="font-color" fo:font-weight="normal" fo:font-size="10pt" fo:text-shadow="none" style:font-size-asian="10pt"/>
    </style:style>
    <style:style style:name="T13" style:family="text">
      <style:text-properties style:font-weight-complex="normal" style:text-outline="false" fo:font-style="normal" style:text-position="0%" style:font-style-complex="normal" style:font-style-asian="normal" style:font-weight-asian="normal" style:text-line-through-type="none" style:text-underline-style="none" style:text-underline-color="font-color" fo:font-weight="normal" fo:text-shadow="none" style:font-name="Liberation Sans" fo:color="#000000" style:font-name-asian="Liberation Sans" fo:font-size="11pt" style:font-size-asian="11pt" style:font-size-complex="11pt" style:font-name-complex="Liberation Sans"/>
    </style:style>
    <style:style style:name="T14" style:family="text">
      <style:text-properties style:text-position="0%" style:font-style-complex="normal" style:font-name="Arial" fo:font-size="10pt" fo:font-weight="normal" style:text-underline-style="none" style:text-underline-color="font-color" style:text-line-through-type="none" fo:font-style="normal" style:text-outline="false" fo:text-shadow="none" style:font-size-asian="10pt" style:font-size-complex="10pt" style:font-weight-asian="normal" style:font-weight-complex="normal" style:font-style-asian="normal"/>
    </style:style>
    <style:style style:name="T15" style:family="text">
      <style:text-properties style:font-style-complex="normal"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fo:color="#000000" style:font-name="Liberation Sans" fo:font-size="11pt" style:font-name-asian="Liberation Sans" style:font-name-complex="Liberation Sans" style:font-size-asian="11pt" style:font-size-complex="11pt"/>
    </style:style>
    <style:style style:name="T16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17" style:family="text">
      <style:text-properties style:font-weight-asian="bold" fo:font-weight="bold" fo:font-style="normal" fo:text-shadow="none" style:font-style-complex="normal" style:font-style-asian="normal" style:font-weight-complex="bold" style:font-size-complex="10pt" style:text-line-through-type="none" style:text-underline-style="none" style:text-underline-color="font-color" fo:font-size="10pt" style:font-name="Arial" style:text-outline="false" style:font-size-asian="10pt" style:text-position="0%"/>
    </style:style>
    <style:style style:name="T18" style:family="text">
      <style:text-properties fo:font-style="normal" fo:text-shadow="none" style:font-style-complex="normal" style:font-style-asian="normal" style:text-line-through-type="none" style:text-underline-style="none" style:text-underline-color="font-color" style:text-outline="false" style:text-position="0%" fo:color="#000000" style:font-name="Liberation Sans" style:font-weight-asian="normal" style:font-size-asian="11pt" style:font-name-complex="Liberation Sans" style:font-size-complex="11pt" fo:font-size="11pt" style:font-weight-complex="normal" fo:font-weight="normal" style:font-name-asian="Liberation Sans"/>
    </style:style>
    <style:style style:name="T19" style:family="text">
      <style:text-properties style:text-position="0%" style:font-style-complex="normal" style:font-weight-complex="bold" style:font-weight-asian="bold" style:font-size-complex="10pt" style:font-size-asian="10pt" fo:text-shadow="none" style:text-outline="false" fo:font-style="normal" style:text-line-through-type="none" style:text-underline-style="none" style:text-underline-color="font-color" fo:font-weight="bold" fo:font-size="10pt" style:font-name="Arial" style:font-style-asian="normal"/>
    </style:style>
    <style:style style:name="T20" style:family="text">
      <style:text-properties style:font-weight-complex="bold" style:font-style-complex="normal" style:font-weight-asian="bold" style:font-size-complex="10pt" style:font-size-asian="10pt" fo:font-weight="bold" style:font-name-complex="Arial" fo:color="#000000" style:font-name="Arial" style:text-underline-style="none" style:text-underline-color="font-color" fo:font-style="normal" style:text-outline="false" fo:font-size="10pt" fo:text-shadow="none" style:text-line-through-type="none" style:font-name-asian="Arial" style:font-style-asian="normal"/>
    </style:style>
    <style:style style:name="T21" style:family="text">
      <style:text-properties style:font-style-complex="normal" style:font-size-complex="10pt" style:font-size-asian="10pt" style:text-underline-style="none" style:text-underline-color="font-color" fo:font-style="normal" style:text-outline="false" fo:font-size="10pt" fo:text-shadow="none" style:text-line-through-type="none" style:font-style-asian="normal" style:text-position="0%" style:font-name="Ari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estCases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1"/>
        <table:table-column table:style-name="co3" table:default-cell-style-name="ce11"/>
        <table:table-column table:style-name="co4" table:default-cell-style-name="ce21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Manual TestSet of <text:s/>GetInteriorVehicleDataConsent RPC </text:p>
          </table:table-cell>
          <table:covered-table-cell table:number-columns-repeated="3" table:style-name="ce9"/>
          <table:table-cell table:number-columns-repeated="1020"/>
        </table:table-row>
        <table:table-row table:style-name="ro1">
          <table:table-cell table:style-name="ce2" office:value-type="string" calcext:value-type="string">
            <text:p>Test Cases in the demo are not individual atomic tests, they should be performed as End To End flow</text:p>
          </table:table-cell>
          <table:table-cell table:style-name="ce10" table:number-columns-repeated="2"/>
          <table:table-cell table:style-name="ce19"/>
          <table:table-cell table:number-columns-repeated="1020"/>
        </table:table-row>
        <table:table-row table:style-name="ro1">
          <table:table-cell table:style-name="ce2"/>
          <table:table-cell table:style-name="ce10" table:number-columns-repeated="2"/>
          <table:table-cell table:style-name="ce19"/>
          <table:table-cell table:number-columns-repeated="1020"/>
        </table:table-row>
        <table:table-row table:style-name="ro2">
          <table:table-cell table:style-name="ce3" office:value-type="string" calcext:value-type="string">
            <text:p>Step #</text:p>
          </table:table-cell>
          <table:table-cell table:style-name="ce3" office:value-type="string" calcext:value-type="string">
            <text:p>Action</text:p>
          </table:table-cell>
          <table:table-cell table:style-name="ce3" office:value-type="string" calcext:value-type="string">
            <text:p>Expected Result</text:p>
          </table:table-cell>
          <table:table-cell table:style-name="ce3"/>
          <table:table-cell table:number-columns-repeated="1020"/>
        </table:table-row>
        <table:table-row table:style-name="ro2">
          <table:table-cell table:style-name="ce4" office:value-type="string" calcext:value-type="string" table:number-columns-spanned="3" table:number-rows-spanned="1">
            <text:p>Preconditions</text:p>
          </table:table-cell>
          <table:covered-table-cell table:style-name="ce4" office:value-type="string" calcext:value-type="string">
            <text:p>Preconditions</text:p>
          </table:covered-table-cell>
          <table:covered-table-cell table:style-name="ce4"/>
          <table:table-cell table:style-name="ce20"/>
          <table:table-cell table:style-name="ce24" table:number-columns-repeated="12"/>
          <table:table-cell table:number-columns-repeated="100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Build SDL with default configuration</text:p>
          </table:table-cell>
          <table:table-cell office:value-type="string" calcext:value-type="string">
            <text:p>SDL is built successfully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etup SyncProxyTester (SPT)</text:p>
          </table:table-cell>
          <table:table-cell office:value-type="string" calcext:value-type="string">
            <text:p>SyncProxyTester is set up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urn off Internet connection in order to disable interactions with cloud</text:p>
          </table:table-cell>
          <table:table-cell office:value-type="string" calcext:value-type="string">
            <text:p>Internet connection is turned off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tart SDL and HMI </text:p>
          </table:table-cell>
          <table:table-cell office:value-type="string" calcext:value-type="string">
            <text:p>SDL is started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tart HMI (check "plugin" RC radiobutton) and when 'OK'</text:p>
          </table:table-cell>
          <table:table-cell office:value-type="string" calcext:value-type="string">
            <text:p>HMI is started</text:p>
          </table:table-cell>
          <table:table-cell table:number-columns-repeated="102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onnect mobile device via any transport</text:p>
          </table:table-cell>
          <table:table-cell office:value-type="string" calcext:value-type="string">
            <text:p>Mobile device is connected</text:p>
          </table:table-cell>
          <table:table-cell table:number-columns-repeated="1021"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12" office:value-type="string" calcext:value-type="string">
            <text:p>Open Climate" module tab.</text:p>
          </table:table-cell>
          <table:table-cell table:style-name="ce12" office:value-type="string" calcext:value-type="string">
            <text:p><text:s/>For Temperature Unit "C" is choosen</text:p>
          </table:table-cell>
          <table:table-cell/>
          <table:table-cell table:style-name="ce25"/>
          <table:table-cell table:number-columns-repeated="1019"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12" office:value-type="string" calcext:value-type="string">
            <text:p>Press on "Driver" button</text:p>
          </table:table-cell>
          <table:table-cell table:style-name="ce12" office:value-type="string" calcext:value-type="string">
            <text:p>"Drivers Device Selection Window" is opened</text:p>
          </table:table-cell>
          <table:table-cell table:number-columns-repeated="1021"/>
        </table:table-row>
        <table:table-row table:style-name="ro3">
          <table:table-cell table:style-name="ce6" office:value-type="float" office:value="8" calcext:value-type="float">
            <text:p>8</text:p>
          </table:table-cell>
          <table:table-cell table:style-name="ce12" office:value-type="string" calcext:value-type="string">
            <text:p>Go to "Drivers device" drop-down filter and choose connected mobile device.</text:p>
          </table:table-cell>
          <table:table-cell table:style-name="ce12" office:value-type="string" calcext:value-type="string">
            <text:p>Connected device is present in the drop-down filter and selected.</text:p>
          </table:table-cell>
          <table:table-cell table:number-columns-repeated="1021"/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12" office:value-type="string" calcext:value-type="string">
            <text:p>Press "Set as Driver's" button.</text:p>
          </table:table-cell>
          <table:table-cell table:style-name="ce12" office:value-type="string" calcext:value-type="string">
            <text:p>"Current driver's device is <text:span text:style-name="T11">&lt;connected device&gt;"</text:span></text:p>
          </table:table-cell>
          <table:table-cell table:number-columns-repeated="1021"/>
        </table:table-row>
        <table:table-row table:style-name="ro2">
          <table:table-cell table:style-name="ce7" office:value-type="string" calcext:value-type="string">
            <text:p>Test case:</text:p>
          </table:table-cell>
          <table:table-cell table:style-name="ce13" office:value-type="string" calcext:value-type="string" table:number-columns-spanned="2" table:number-rows-spanned="1">
            <text:p>Registration of application</text:p>
          </table:table-cell>
          <table:covered-table-cell table:style-name="ce13"/>
          <table:table-cell table:style-name="ce20"/>
          <table:table-cell table:style-name="ce26"/>
          <table:table-cell table:style-name="ce24" table:number-columns-repeated="11"/>
          <table:table-cell table:number-columns-repeated="1008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Register mobile application with the following parameters and values (mostly default ones):</text:p>
            <text:p>  - 'AppName': 'SyncProxyTester1'</text:p>
            <text:p>  - 'Media': 'Checked'</text:p>
            <text:p>  - ‘App synonim1’: 'Synonim1'</text:p>
            <text:p>  - ‘App synonim2’: 'Synonim2'</text:p>
            <text:p>  - ‘TTS Text’: 'Sync Proxy Tester'</text:p>
            <text:p>  - ‘TTS Text Type': 'TEXT'</text:p>
            <text:p>  - ‘Language’: ‘EN-US’</text:p>
            <text:p>  - ‘HMI language’: ‘EN-US’</text:p>
            <text:p>  - ‘Transport Type’: &lt;Check_selected_transport_radio_button&gt;</text:p>
            <text:p>  - ‘IP address’: 10.0.2.2 (if applicable)</text:p>
            <text:p>  - ‘Port’: 12345 (if applicable)</text:p>
            <text:p>  - 'App ID': '584421907' </text:p>
            <text:p>  - 'More options':</text:p>
            <text:p><text:span text:style-name="T1">  - ‘NGN Short App Name: 'SPT'</text:span></text:p>
            <text:p><text:span text:style-name="T1">  - ‘Override Policies URL': 'Unchecked'</text:span></text:p>
            <text:p><text:span text:style-name="T1">  - ‘Set app icon after registration': 'FIESTA'</text:span></text:p>
            <text:p><text:span text:style-name="T1">  - ‘Enter Hash Id': 'Checked': 'Checked'</text:span></text:p>
            <text:p><text:span text:style-name="T1">  - ‘Simulate Media Streaming App': unchecked</text:span></text:p>
            <text:p><text:span text:style-name="T1">  - ‘Select Previous HashID': 'Checked'</text:span></text:p>
            <text:p><text:span text:style-name="T1">  - ' Keep Bluetooth Port Open': 'Checked'</text:span></text:p>
            <text:p><text:span text:style-name="T1">  - 'Enabe BT Multiplexing': 'Checked'</text:span></text:p>
            <text:p><text:span text:style-name="T1">  - 'MTU Size': 'Unchecked'</text:span></text:p>
            <text:p><text:span text:style-name="T1">  - 'Enabe Siphon Server':  'Unchecked'</text:span></text:p>
            <text:p><text:span text:style-name="T1">  - 'Enabe App Resuming': 'Checked'</text:span></text:p>
            <text:p><text:span text:style-name="T1">  - 'Policy data logs to SD-card':  'Checked'</text:span></text:p>
            <text:p><text:span text:style-name="T1">  - 'Enabe Heartbeat':  'Unchecked'</text:span></text:p>
            <text:p><text:span text:style-name="T1">  - 'Enabe Protocol Message Logging': 'Unchecked'</text:span></text:p>
            <text:p><text:span text:style-name="T1">  - 'Enabe Auto Send RPC':  'Checked'</text:span></text:p>
            <text:p><text:span text:style-name="T1">  - ' Include Media Library':  'Unchecked'</text:span></text:p>
            <text:p><text:span text:style-name="T1">  - ' Include Security Library':   'Checked'</text:span></text:p>
            <text:p><text:span text:style-name="T1">  - ' Enabe Secure RPC Service':  'Unchecked'</text:span></text:p>
            <text:p><text:span text:style-name="T1">  - 'External Certificate':   'Unchecked'</text:span></text:p>
            <text:p><text:span text:style-name="T1">  - 'Select App HMI Type': ‘REMOTE_CONTROL’</text:span></text:p>
            <text:p><text:span text:style-name="T1">  - ‘Auto HMI Script':  'Unchecked'</text:span></text:p>
          </table:table-cell>
          <table:table-cell office:value-type="string" calcext:value-type="string">
            <text:p>Mobile application is registered successfully:</text:p>
            <text:p>  App→SDL: RegisterAppInterface()</text:p>
            <text:p>  SDL→HMI: BC.OnAppRegistered()</text:p>
            <text:p>  SDL→App: SUCCESS: RegisterAppInterface()</text:p>
            <text:p>  SDL→App: OnHMIStatus(NONE)</text:p>
            <text:p>  SDL→App: OnPermissionsChange()</text:p>
            <text:p>  SDL→App: OnHashChange()</text:p>
          </table:table-cell>
          <table:table-cell table:style-name="ce22"/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On HMI activate SPT application</text:p>
          </table:table-cell>
          <table:table-cell office:value-type="string" calcext:value-type="string">
            <text:p>Application is activated:</text:p>
            <text:p>  SDL→App1: OnHMIStatus(FULL)</text:p>
          </table:table-cell>
          <table:table-cell/>
          <table:table-cell table:style-name="ce27"/>
          <table:table-cell table:number-columns-repeated="1019"/>
        </table:table-row>
        <table:table-row table:style-name="ro5">
          <table:table-cell table:style-name="ce7" office:value-type="string" calcext:value-type="string">
            <text:p>Test case:</text:p>
          </table:table-cell>
          <table:table-cell table:style-name="ce14" office:value-type="string" calcext:value-type="string" table:number-columns-spanned="2" table:number-rows-spanned="1">
            <text:p>RC application (in HMILevel FULL) requested access to remote control module that is already allocated to another RC application</text:p>
          </table:table-cell>
          <table:covered-table-cell table:style-name="ce14"/>
          <table:table-cell table:style-name="ce20"/>
          <table:table-cell table:style-name="ce24" table:number-columns-repeated="12"/>
          <table:table-cell table:number-columns-repeated="1008"/>
        </table:table-row>
        <table:table-row table:style-name="ro6"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Register 2-nd mobile application with the following parameters and values (mostly default ones):</text:p>
            <text:p>  - 'AppName': 'SyncProxyTester2'</text:p>
            <text:p>  - 'Media': 'Checked'</text:p>
            <text:p>  - ‘App synonim1’: 'Synonim1'</text:p>
            <text:p>  - ‘App synonim2’: 'Synonim2'</text:p>
            <text:p>  - ‘TTS Text’: 'Sync Proxy Tester'</text:p>
            <text:p>  - ‘TTS Text Type': 'TEXT'</text:p>
            <text:p>  - ‘Language’: ‘EN-US’</text:p>
            <text:p>  - ‘HMI language’: ‘EN-US’</text:p>
            <text:p>  - ‘Transport Type’: &lt;Check_selected_transport_radio_button&gt;</text:p>
            <text:p>  - ‘IP address’: 10.0.2.2 (if applicable)</text:p>
            <text:p>  - ‘Port’: 12345 (if applicable)</text:p>
            <text:p>  - 'App ID': '773692255' </text:p>
            <text:p>  - 'More options':</text:p>
            <text:p><text:span text:style-name="T1">  - ‘NGN Short App Name: 'SPT'</text:span></text:p>
            <text:p><text:span text:style-name="T1">  - ‘Override Policies URL': 'Unchecked'</text:span></text:p>
            <text:p><text:span text:style-name="T1">  - ‘Set app icon after registration': 'FIESTA'</text:span></text:p>
            <text:p><text:span text:style-name="T1">  - ‘Enter Hash Id': 'Checked': 'Checked'</text:span></text:p>
            <text:p><text:span text:style-name="T1">  - ‘Simulate Media Streaming App': unchecked</text:span></text:p>
            <text:p><text:span text:style-name="T1">  - ‘Select Previous HashID': 'Checked'</text:span></text:p>
            <text:p><text:span text:style-name="T1">  - ' Keep Bluetooth Port Open': 'Checked'</text:span></text:p>
            <text:p><text:span text:style-name="T1">  - 'Enabe BT Multiplexing': 'Checked'</text:span></text:p>
            <text:p><text:span text:style-name="T1">  - 'MTU Size': 'Unchecked'</text:span></text:p>
            <text:p><text:span text:style-name="T1">  - 'Enabe Siphon Server':  'Unchecked'</text:span></text:p>
            <text:p><text:span text:style-name="T1">  - 'Enabe App Resuming': 'Checked'</text:span></text:p>
            <text:p><text:span text:style-name="T1">  - 'Policy data logs to SD-card':  'Checked'</text:span></text:p>
            <text:p><text:span text:style-name="T1">  - 'Enabe Heartbeat':  'Unchecked'</text:span></text:p>
            <text:p><text:span text:style-name="T1">  - 'Enabe Protocol Message Logging': 'Unchecked'</text:span></text:p>
            <text:p><text:span text:style-name="T1">  - 'Enabe Auto Send RPC':  'Checked'</text:span></text:p>
            <text:p><text:span text:style-name="T1">  - ' Include Media Library':  'Unchecked'</text:span></text:p>
            <text:p><text:span text:style-name="T1">  - ' Include Security Library':   'Checked'</text:span></text:p>
            <text:p><text:span text:style-name="T1">  - ' Enabe Secure RPC Service':  'Unchecked'</text:span></text:p>
            <text:p><text:span text:style-name="T1">  - 'External Certificate':   'Unchecked'</text:span></text:p>
            <text:p><text:span text:style-name="T1">  - 'Select App HMI Type': ‘REMOTE_CONTROL’</text:span></text:p>
            <text:p><text:span text:style-name="T1">  - ‘Auto HMI Script':  'Unchecked'</text:span></text:p>
          </table:table-cell>
          <table:table-cell office:value-type="string" calcext:value-type="string">
            <text:p>Mobile application is registered successfully:</text:p>
            <text:p>  App2→SDL: RegisterAppInterface()</text:p>
            <text:p>  SDL→HMI: BC.OnAppRegistered()</text:p>
            <text:p>  SDL→App2: SUCCESS: RegisterAppInterface()</text:p>
            <text:p>  SDL→App2: OnHMIStatus(NONE)</text:p>
            <text:p>  SDL→App2: OnPermissionsChange()</text:p>
            <text:p>  SDL→App2: OnHashChange()</text:p>
          </table:table-cell>
          <table:table-cell/>
          <table:table-cell table:style-name="ce27"/>
          <table:table-cell table:number-columns-repeated="1019"/>
        </table:table-row>
        <table:table-row table:style-name="ro7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On HMI activate 'SyncProxyTester1' application</text:p>
          </table:table-cell>
          <table:table-cell office:value-type="string" calcext:value-type="string">
            <text:p>App2 is activated:</text:p>
            <text:p>  SDL→App1: OnHMIStatus(BACKGROUND)</text:p>
            <text:p>  SDL→App2: OnHMIStatus(FULL)</text:p>
          </table:table-cell>
          <table:table-cell/>
          <table:table-cell table:style-name="ce27"/>
          <table:table-cell table:number-columns-repeated="1019"/>
        </table:table-row>
        <table:table-row table:style-name="ro8">
          <table:table-cell table:style-name="ce6" office:value-type="float" office:value="3" calcext:value-type="float">
            <text:p>3</text:p>
          </table:table-cell>
          <table:table-cell table:style-name="ce15" office:value-type="string" calcext:value-type="string">
            <text:p>On HMI set up to "accessMode" = "ASK_DRIVER"</text:p>
          </table:table-cell>
          <table:table-cell table:style-name="ce17" office:value-type="string" calcext:value-type="string">
            <text:p>HMI is sent notification to SDL:</text:p>
            <text:p>HMI→SDL: RC.OnRemoteControlSettings(ASK_DRIVER)</text:p>
            <text:p/>
          </table:table-cell>
          <table:table-cell/>
          <table:table-cell table:style-name="ce27"/>
          <table:table-cell table:number-columns-repeated="1019"/>
        </table:table-row>
        <table:table-row table:style-name="ro9"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From app2 (FULL) send - 'SetInteriorVehicleData’ RPC  with moduleType= ‘<text:span text:style-name="T2">CLIMATE</text:span><text:span text:style-name="T3">’</text:span></text:p>
            <text:p><text:span text:style-name="T4">Subscribe: 'checked', </text:span><text:span text:style-name="T5">'OFF</text:span><text:span text:style-name="T6">'</text:span></text:p>
            <text:p><text:span text:style-name="T4"/></text:p>
            <text:p><text:span text:style-name="T7">ClimateConrolData:  </text:span><text:span text:style-name="T8">'checked'</text:span></text:p>
            <text:p><text:span text:style-name="T4"/></text:p>
            <text:p><text:span text:style-name="T4"/></text:p>
            <text:p><text:span text:style-name="T4">Change</text:span></text:p>
            <text:p><text:span text:style-name="T9">"heatedSteeringWheelEnable" </text:span><text:span text:style-name="T10">: 'checked', turn on</text:span></text:p>
            <text:p><text:span text:style-name="T4"/></text:p>
          </table:table-cell>
          <table:table-cell table:style-name="ce12" office:value-type="string" calcext:value-type="string">
            <text:p>SetInteriorVehicleData from app2 finished with <text:span text:style-name="T2">SUCCESS</text:span><text:span text:style-name="T3">:  </text:span></text:p>
            <text:p><text:span text:style-name="T4"/></text:p>
            <text:p><text:span text:style-name="T12"> App2→SDL: SetInteriorVehicleData("moduleType":"CLIMATE", climateControlData":{</text:span><text:span text:style-name="T13">"heatedSteeringWheelEnable": turn on</text:span><text:span text:style-name="T14">)</text:span></text:p>
            <text:p><text:span text:style-name="T4"/></text:p>
            <text:p><text:span text:style-name="T12">SDL→HMI:RC.SetInteriorVehicleData("moduleType":"CLIMATE", climateControlData":{</text:span><text:span text:style-name="T13">"heatedSteeringWheelEnable": turn on</text:span><text:span text:style-name="T14">)</text:span></text:p>
            <text:p><text:span text:style-name="T4"/></text:p>
            <text:p><text:span text:style-name="T12">HMI→SDL: SUCCESS:RC.SetInteriorVehicleData("moduleType":"CLIMATE", climateControlData":{</text:span><text:span text:style-name="T13">"heatedSteeringWheelEnable": turn on</text:span><text:span text:style-name="T14">)</text:span></text:p>
            <text:p><text:span text:style-name="T4"/></text:p>
            <text:p><text:span text:style-name="T12">SDL→App2: SUCCESS:SetInteriorVehicleData("moduleType":"CLIMATE", climateControlData":{</text:span><text:span text:style-name="T13">"heatedSteeringWheelEnable": turn on</text:span><text:span text:style-name="T14">)</text:span></text:p>
            <text:p><text:span text:style-name="T4"/></text:p>
            <text:p><text:span text:style-name="T7">On HMI were changed </text:span><text:span text:style-name="T15">"heatedSteeringWheelEnable" to turn on</text:span></text:p>
            <text:p><text:span text:style-name="T11"/></text:p>
            <text:p><text:span text:style-name="T11">App2 has occupied access to RC modules</text:span></text:p>
            <text:p><text:span text:style-name="T11"/></text:p>
          </table:table-cell>
          <table:table-cell/>
          <table:table-cell table:style-name="ce27"/>
          <table:table-cell table:number-columns-repeated="1019"/>
        </table:table-row>
        <table:table-row table:style-name="ro7">
          <table:table-cell table:style-name="ce6" office:value-type="float" office:value="5" calcext:value-type="float">
            <text:p>5</text:p>
          </table:table-cell>
          <table:table-cell office:value-type="string" calcext:value-type="string">
            <text:p>On HMI activate 'SyncProxyTester1' application</text:p>
          </table:table-cell>
          <table:table-cell office:value-type="string" calcext:value-type="string">
            <text:p>App1 is activated:</text:p>
            <text:p>  SDL→App2: OnHMIStatus(BACKGROUND)</text:p>
            <text:p>  SDL→App1: OnHMIStatus(FULL)</text:p>
          </table:table-cell>
          <table:table-cell/>
          <table:table-cell table:style-name="ce27"/>
          <table:table-cell table:number-columns-repeated="1019"/>
        </table:table-row>
        <table:table-row table:style-name="ro10"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From app1 (FULL) send 'SetInteriorVehicleData’ RPC with moduleType= <text:span text:style-name="T11">‘CLIMATE’</text:span></text:p>
            <text:p><text:span text:style-name="T7">Subscribe: 'checked', </text:span><text:span text:style-name="T8">'OFF'</text:span></text:p>
            <text:p><text:span text:style-name="T4"/></text:p>
            <text:p><text:span text:style-name="T7">RadioControlData: </text:span><text:span text:style-name="T8">'unchecked'</text:span></text:p>
            <text:p><text:span text:style-name="T7">ClimateConrolData:</text:span><text:span text:style-name="T8">  'checked'</text:span></text:p>
            <text:p><text:span text:style-name="T4"/></text:p>
            <text:p><text:span text:style-name="T4"/></text:p>
            <text:p><text:span text:style-name="T4">Change</text:span></text:p>
            <text:p><text:span text:style-name="T9">"heatedMirrorsEnable" </text:span><text:span text:style-name="T10">: 'checked', enabled</text:span></text:p>
          </table:table-cell>
          <table:table-cell table:style-name="ce12" office:value-type="string" calcext:value-type="string">
            <text:p> App1→SDL: SetInteriorVehicleData("moduleType":"CLIMATE", climateControlData":{<text:span text:style-name="T16">"heatedMirrorsEnable":</text:span> enabled)</text:p>
            <text:p/>
            <text:p>SDL→HMI RC.GetInteriorVehicleDataConsent(CLIMATE)</text:p>
            <text:p><text:span text:style-name="T11"/></text:p>
            <text:p><text:span text:style-name="T11">On HMI POP-UP is shown: Would you like to graте access for SyncProxyTester application for module Climate?" </text:span></text:p>
          </table:table-cell>
          <table:table-cell/>
          <table:table-cell table:style-name="ce27"/>
          <table:table-cell table:number-columns-repeated="1019"/>
        </table:table-row>
        <table:table-row table:style-name="ro11">
          <table:table-cell table:style-name="ce6" office:value-type="float" office:value="7" calcext:value-type="float">
            <text:p>7</text:p>
          </table:table-cell>
          <table:table-cell table:style-name="ce12" office:value-type="string" calcext:value-type="string">
            <text:p>During 10 seconds press "OK" button in the appeared POP-UP</text:p>
          </table:table-cell>
          <table:table-cell table:style-name="ce12" office:value-type="string" calcext:value-type="string">
            <text:p><text:span text:style-name="T11">After pressing "OK" button POP-UP is disappeared.</text:span></text:p>
            <text:p><text:span text:style-name="T4"/></text:p>
            <text:p><text:span text:style-name="T7">HMI→SDL RC.GetInteriorVehicleDataConsent </text:span><text:span text:style-name="T8">(allowed:true)</text:span></text:p>
            <text:p><text:span text:style-name="T4"/></text:p>
            <text:p><text:span text:style-name="T12">SDL→HMI:RC.SetInteriorVehicleData("moduleType":"CLIMATE", climateControlData":{</text:span><text:span text:style-name="T13">"heatedMirrorsEnable":</text:span><text:span text:style-name="T14"> enabled)</text:span></text:p>
            <text:p><text:span text:style-name="T4"/></text:p>
            <text:p><text:span text:style-name="T12">HMI→SDL: SUCCESS:RC.SetInteriorVehicleData("moduleType":"CLIMATE", climateControlData":{</text:span><text:span text:style-name="T13">"heatedMirrorsEnable":</text:span><text:span text:style-name="T14"> enabled)</text:span></text:p>
            <text:p><text:span text:style-name="T4"/></text:p>
            <text:p><text:span text:style-name="T12">SDL→App1: SUCCESS:SetInteriorVehicleData("moduleType":"CLIMATE", climateControlData":{</text:span><text:span text:style-name="T13">"heatedMirrorsEnable":</text:span><text:span text:style-name="T14"> enabled)</text:span></text:p>
            <text:p><text:span text:style-name="T4"/></text:p>
            <text:p><text:span text:style-name="T17">On HMI were changed</text:span><text:span text:style-name="T18">"heatedMirrorsEnable" to</text:span><text:span text:style-name="T19"> enabled</text:span></text:p>
          </table:table-cell>
          <table:table-cell/>
          <table:table-cell table:style-name="ce27"/>
          <table:table-cell table:number-columns-repeated="1019"/>
        </table:table-row>
        <table:table-row table:style-name="ro12">
          <table:table-cell table:style-name="ce7" office:value-type="string" calcext:value-type="string">
            <text:p>Test case:</text:p>
          </table:table-cell>
          <table:table-cell table:style-name="ce13" office:value-type="string" calcext:value-type="string" table:number-columns-spanned="2" table:number-rows-spanned="1">
            <text:p>SDL received in response from HMI GetInteriorVehicleDataConsent (TIMED_OUT)</text:p>
          </table:table-cell>
          <table:covered-table-cell table:style-name="ce13"/>
          <table:table-cell table:style-name="ce20"/>
          <table:table-cell table:style-name="ce24" table:number-columns-repeated="12"/>
          <table:table-cell table:number-columns-repeated="1008"/>
        </table:table-row>
        <table:table-row table:style-name="ro13"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On HMI activate 'SyncProxyTester2' application</text:p>
          </table:table-cell>
          <table:table-cell office:value-type="string" calcext:value-type="string">
            <text:p>App1 is activated:</text:p>
            <text:p>  SDL→App1: OnHMIStatus(BACKGROUND)</text:p>
            <text:p>  SDL→App2: OnHMIStatus(FULL)</text:p>
          </table:table-cell>
          <table:table-cell table:style-name="ce23"/>
          <table:table-cell table:style-name="ce28" table:number-columns-repeated="1020"/>
        </table:table-row>
        <table:table-row table:style-name="ro14"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From app2 (FULL) send 'SetInteriorVehicleData’ RPC with moduleType= <text:span text:style-name="T11">‘CLIMATE’</text:span></text:p>
            <text:p><text:span text:style-name="T7">Subscribe: 'checked', </text:span><text:span text:style-name="T8">'OFF'</text:span></text:p>
            <text:p><text:span text:style-name="T4"/></text:p>
            <text:p><text:span text:style-name="T7">RadioControlData: </text:span><text:span text:style-name="T8">'unchecked'</text:span></text:p>
            <text:p><text:span text:style-name="T7">ClimateConrolData:</text:span><text:span text:style-name="T8">  'checked'</text:span></text:p>
            <text:p><text:span text:style-name="T4"/></text:p>
            <text:p><text:span text:style-name="T4"/></text:p>
            <text:p><text:span text:style-name="T4">Change</text:span></text:p>
            <text:p><text:span text:style-name="T9">"heatedMirrorsEnable" </text:span><text:span text:style-name="T10">: 'checked', disenabled</text:span></text:p>
          </table:table-cell>
          <table:table-cell table:style-name="ce12" office:value-type="string" calcext:value-type="string">
            <text:p> App2→SDL: SetInteriorVehicleData("moduleType":"CLIMATE", climateControlData":{"heatedMirrorsEnable" <text:span text:style-name="T20">: 'checked', disenabled</text:span><text:span text:style-name="T21">)</text:span></text:p>
            <text:p><text:span text:style-name="T4"/></text:p>
            <text:p><text:span text:style-name="T4">SDL→HMI RC.GetInteriorVehicleDataConsent(CLIMATE)</text:span></text:p>
            <text:p><text:span text:style-name="T11"/></text:p>
            <text:p><text:span text:style-name="T11">On HMI POP-UP is shown: Would you like to graте access for SyncProxyTester2 application for module Climate?" </text:span></text:p>
          </table:table-cell>
          <table:table-cell table:style-name="ce23"/>
          <table:table-cell table:style-name="ce28" table:number-columns-repeated="1020"/>
        </table:table-row>
        <table:table-row table:style-name="ro15">
          <table:table-cell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During next 10 seconds don't press any buttons in the appeared POP-UP</text:p>
          </table:table-cell>
          <table:table-cell table:style-name="ce12" office:value-type="string" calcext:value-type="string">
            <text:p>HMI→SDL TIMED_OUT RC.GetInteriorVehicleDataConsent(CLIMATE)</text:p>
            <text:p>SDL→App2 TIMED_OUT.GetInteriorVehicleDataConsent(CLIMATE)</text:p>
            <text:p/>
            <text:p><text:span text:style-name="T11">After termination of 10 seconds POP-UP is disappeared.</text:span></text:p>
            <text:p><text:span text:style-name="T4"/></text:p>
            <text:p><text:span text:style-name="T11">There is no changes in the "Climate" Module on HMI.</text:span></text:p>
          </table:table-cell>
          <table:table-cell table:style-name="ce23"/>
          <table:table-cell table:style-name="ce28" table:number-columns-repeated="1020"/>
        </table:table-row>
        <table:table-row table:style-name="ro16">
          <table:table-cell table:style-name="ce7" office:value-type="string" calcext:value-type="string">
            <text:p>Test case:</text:p>
          </table:table-cell>
          <table:table-cell table:style-name="ce16" office:value-type="string" calcext:value-type="string" table:number-columns-spanned="2" table:number-rows-spanned="1">
            <text:p>SDL initiate user prompt in case of consequent control request for the same module from application without driver consent</text:p>
          </table:table-cell>
          <table:covered-table-cell table:style-name="ce16"/>
          <table:table-cell table:style-name="ce20"/>
          <table:table-cell table:style-name="ce24" table:number-columns-repeated="12"/>
          <table:table-cell table:number-columns-repeated="1008"/>
        </table:table-row>
        <table:table-row table:style-name="ro17"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From app2 (FULL) send 'SetInteriorVehicleData’ RPC with moduleType= <text:span text:style-name="T11">‘CLIMATE’</text:span></text:p>
            <text:p><text:span text:style-name="T7">Subscribe: 'checked', </text:span><text:span text:style-name="T8">'OFF'</text:span></text:p>
            <text:p><text:span text:style-name="T4"/></text:p>
            <text:p><text:span text:style-name="T7">RadioControlData: </text:span><text:span text:style-name="T8">'unchecked'</text:span></text:p>
            <text:p><text:span text:style-name="T7">ClimateConrolData:</text:span><text:span text:style-name="T8">  'checked'</text:span></text:p>
            <text:p><text:span text:style-name="T4"/></text:p>
            <text:p><text:span text:style-name="T4"/></text:p>
            <text:p><text:span text:style-name="T4">Change</text:span></text:p>
            <text:p><text:span text:style-name="T7">"DesiredTemperature" :  </text:span><text:span text:style-name="T8">'checked', 20</text:span></text:p>
          </table:table-cell>
          <table:table-cell table:style-name="ce12" office:value-type="string" calcext:value-type="string">
            <text:p> App2→SDL: SetInteriorVehicleData("moduleType":"CLIMATE", climateControlData":{"DesiredTemperature"":<text:span text:style-name="T2">20</text:span><text:span text:style-name="T3">)</text:span></text:p>
            <text:p><text:span text:style-name="T4"/></text:p>
            <text:p><text:span text:style-name="T4">SDL→HMI RC.GetInteriorVehicleDataConsent(CLIMATE)</text:span></text:p>
            <text:p><text:span text:style-name="T11"/></text:p>
            <text:p><text:span text:style-name="T11">On HMI POP-UP is shown again: Would you like to grant access for SyncProxyTester2 application for module Climate?" </text:span></text:p>
          </table:table-cell>
          <table:table-cell table:style-name="ce23"/>
          <table:table-cell table:number-columns-repeated="1020"/>
        </table:table-row>
        <table:table-row table:style-name="ro12">
          <table:table-cell table:style-name="ce7" office:value-type="string" calcext:value-type="string">
            <text:p>Test case:</text:p>
          </table:table-cell>
          <table:table-cell table:style-name="ce13" office:value-type="string" calcext:value-type="string" table:number-columns-spanned="2" table:number-rows-spanned="1">
            <text:p>SDL respond on control request to RC application with result code REJECTED when user disallowed access to RC module</text:p>
          </table:table-cell>
          <table:covered-table-cell table:style-name="ce13"/>
          <table:table-cell table:style-name="ce20"/>
          <table:table-cell table:style-name="ce24" table:number-columns-repeated="12"/>
          <table:table-cell table:number-columns-repeated="1008"/>
        </table:table-row>
        <table:table-row table:style-name="ro18"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From app2 (FULL) send 'SetInteriorVehicleData’ RPC with moduleType= <text:span text:style-name="T11">‘CLIMATE’</text:span></text:p>
            <text:p><text:span text:style-name="T7">Subscribe: 'checked', </text:span><text:span text:style-name="T8">'OFF'</text:span></text:p>
            <text:p><text:span text:style-name="T4"/></text:p>
            <text:p><text:span text:style-name="T7">RadioControlData: </text:span><text:span text:style-name="T8">'unchecked'</text:span></text:p>
            <text:p><text:span text:style-name="T7">ClimateConrolData:</text:span><text:span text:style-name="T8">  'checked'</text:span></text:p>
            <text:p><text:span text:style-name="T4"/></text:p>
            <text:p><text:span text:style-name="T4"/></text:p>
            <text:p><text:span text:style-name="T4">Change</text:span></text:p>
            <text:p><text:span text:style-name="T7">"DesiredTemperature" :  </text:span><text:span text:style-name="T8">'checked', 20</text:span></text:p>
          </table:table-cell>
          <table:table-cell table:style-name="ce12" office:value-type="string" calcext:value-type="string">
            <text:p> App2→SDL: SetInteriorVehicleData("moduleType":"CLIMATE", climateControlData":{"DesiredTemperature"":<text:span text:style-name="T2">20</text:span><text:span text:style-name="T3">)</text:span></text:p>
            <text:p><text:span text:style-name="T4"/></text:p>
            <text:p><text:span text:style-name="T4">SDL→HMI RC.GetInteriorVehicleDataConsent(CLIMATE)</text:span></text:p>
            <text:p><text:span text:style-name="T11"/></text:p>
            <text:p><text:span text:style-name="T11">On HMI POP-UP is shown again: Would you like to grant access for SyncProxyTester2 application for module Climate?" </text:span></text:p>
          </table:table-cell>
          <table:table-cell table:style-name="ce23"/>
          <table:table-cell table:number-columns-repeated="1020"/>
        </table:table-row>
        <table:table-row table:style-name="ro19"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During 10 seconds press "Cancel" button in the appeared POP-UP</text:p>
          </table:table-cell>
          <table:table-cell table:style-name="ce12" office:value-type="string" calcext:value-type="string">
            <text:p><text:span text:style-name="T11">After pressing "Cancel" button POP-UP is disappeared.</text:span></text:p>
            <text:p><text:span text:style-name="T4"/></text:p>
            <text:p><text:span text:style-name="T7">HMI→SDL RC.GetInteriorVehicleDataConsent </text:span><text:span text:style-name="T8">(allowed:false)</text:span></text:p>
            <text:p><text:span text:style-name="T4"/></text:p>
            <text:p><text:span text:style-name="T4">SDL→App2 REJECTED.SDL: SetInteriorVehicleData("moduleType":"CLIMATE", climateControlData":{"DesiredTemperature"":20)</text:span></text:p>
            <text:p><text:span text:style-name="T4"/></text:p>
            <text:p><text:span text:style-name="T11">Desired Temperature was not changed on HMI.</text:span></text:p>
          </table:table-cell>
          <table:table-cell table:style-name="ce23"/>
          <table:table-cell table:number-columns-repeated="1020"/>
        </table:table-row>
        <table:table-row table:style-name="ro20">
          <table:table-cell table:style-name="ce8"/>
          <table:table-cell table:style-name="ce12" office:value-type="string" calcext:value-type="string">
            <text:p>Resend from app2 <text:s/>SetIteriorVechicleData request </text:p>
          </table:table-cell>
          <table:table-cell table:style-name="ce12" office:value-type="string" calcext:value-type="string">
            <text:p/>
            <text:p>SDL→App2 REJECTED.SDL: SetInteriorVehicleData("moduleType":"CLIMATE", climateControlData":{"DesiredTemperature"":20)</text:p>
            <text:p><text:span text:style-name="T11"/></text:p>
            <text:p><text:span text:style-name="T11">There is no additional POP-UP with GetInteriorVehicleDataConsent on HMI</text:span></text:p>
          </table:table-cell>
          <table:table-cell table:style-name="ce23"/>
          <table:table-cell table:number-columns-repeated="1020"/>
        </table:table-row>
        <table:table-row table:style-name="ro2">
          <table:table-cell table:style-name="ce7" office:value-type="string" calcext:value-type="string">
            <text:p>Test case:</text:p>
          </table:table-cell>
          <table:table-cell table:style-name="ce13" office:value-type="string" calcext:value-type="string" table:number-columns-spanned="2" table:number-rows-spanned="1">
            <text:p>Shutdown (Ignition OFF)</text:p>
          </table:table-cell>
          <table:covered-table-cell table:style-name="ce13"/>
          <table:table-cell table:style-name="ce20"/>
          <table:table-cell table:style-name="ce24" table:number-columns-repeated="12"/>
          <table:table-cell table:number-columns-repeated="1008"/>
        </table:table-row>
        <table:table-row table:style-name="ro21">
          <table:table-cell office:value-type="float" office:value="1" calcext:value-type="float">
            <text:p>1</text:p>
          </table:table-cell>
          <table:table-cell office:value-type="string" calcext:value-type="string">
            <text:p>On HMI press "Exit Application" button, make sure, that from drop-down filter IGNITION_OFF reason is selected</text:p>
          </table:table-cell>
          <table:table-cell table:style-name="ce18" office:value-type="string" calcext:value-type="string">
            <text:p>HMI→SDL: BC.OnExitAllApplications(IGNITION_OFF)</text:p>
            <text:p>SDL→HMI: BC.OnSDLClose()</text:p>
            <text:p>SDL→App: OnAppInterfaceUnregistered() </text:p>
            <text:p>SDL stops working</text:p>
          </table:table-cell>
          <table:table-cell table:number-columns-repeated="1021"/>
        </table:table-row>
        <table:table-row table:style-name="ro2">
          <table:table-cell table:style-name="ce7" office:value-type="string" calcext:value-type="string">
            <text:p>Test case:</text:p>
          </table:table-cell>
          <table:table-cell table:style-name="ce13" office:value-type="string" calcext:value-type="string" table:number-columns-spanned="2" table:number-rows-spanned="1">
            <text:p>Resumption (Ignition ON)</text:p>
          </table:table-cell>
          <table:covered-table-cell table:style-name="ce13"/>
          <table:table-cell table:style-name="ce20"/>
          <table:table-cell table:style-name="ce24" table:number-columns-repeated="12"/>
          <table:table-cell table:number-columns-repeated="1008"/>
        </table:table-row>
        <table:table-row table:style-name="ro22"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">Start SDL binary</text:span></text:p>
            <text:p><text:span text:style-name="T1">In case if USB transport is used, reconnect usb cable</text:span></text:p>
          </table:table-cell>
          <table:table-cell office:value-type="string" calcext:value-type="string">
            <text:p>SDL starts working</text:p>
            <text:p>App is registered:</text:p>
            <text:p>  App→SDL: RegisterAppInterface()</text:p>
            <text:p>  SDL→App: SUCCESS: RegisterAppInterface(). Resume succeeded.</text:p>
            <text:p>HMI level is restored:</text:p>
            <text:p>  SDL→App: OnHMIStatus(FULL)</text:p>
          </table:table-cell>
          <table:table-cell table:number-columns-repeated="1021"/>
        </table:table-row>
        <table:table-row table:style-name="ro2">
          <table:table-cell table:style-name="ce7" office:value-type="string" calcext:value-type="string">
            <text:p>Test case:</text:p>
          </table:table-cell>
          <table:table-cell table:style-name="ce13" office:value-type="string" calcext:value-type="string" table:number-columns-spanned="2" table:number-rows-spanned="1">
            <text:p>Shutdown (Master Reset)</text:p>
          </table:table-cell>
          <table:covered-table-cell table:style-name="ce13"/>
          <table:table-cell table:style-name="ce20"/>
          <table:table-cell table:style-name="ce24" table:number-columns-repeated="12"/>
          <table:table-cell table:number-columns-repeated="1008"/>
        </table:table-row>
        <table:table-row table:style-name="ro23">
          <table:table-cell office:value-type="float" office:value="1" calcext:value-type="float">
            <text:p>1</text:p>
          </table:table-cell>
          <table:table-cell office:value-type="string" calcext:value-type="string">
            <text:p>On HMI press "Exit Application" button, make sure, that from drop-down filter MASTER_RESET reason is selected</text:p>
          </table:table-cell>
          <table:table-cell table:style-name="ce18" office:value-type="string" calcext:value-type="string">
            <text:p>HMI→SDL: BC.OnExitAllApplications(MASTER_RESET)</text:p>
            <text:p>SDL→HMI: BC.OnSDLClose()</text:p>
            <text:p>SDL→App: OnAppInterfaceUnregistered() </text:p>
            <text:p><text:span text:style-name="T4">SDL clears all Apps folder, app_info.dat file and shut down</text:span></text:p>
            <text:p><text:span text:style-name="T4"/></text:p>
          </table:table-cell>
          <table:table-cell table:number-columns-repeated="1021"/>
        </table:table-row>
        <table:table-row table:style-name="ro24"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4">Start SDL binary</text:span></text:p>
            <text:p><text:span text:style-name="T1">In case if USB transport is used, reconnect usb cable</text:span></text:p>
          </table:table-cell>
          <table:table-cell office:value-type="string" calcext:value-type="string">
            <text:p>SDL starts working</text:p>
            <text:p>No application registered</text:p>
            <text:p/>
            <text:p>Policy DB is clean and correspond to sdl_preloaded_pt.json</text:p>
          </table:table-cell>
          <table:table-cell table:number-columns-repeated="1021"/>
        </table:table-row>
        <table:named-expressions>
          <table:named-expression table:name="Print_Area_0" table:base-cell-address="$TestCases.$A$1" table:expression="testcases!#REF!;testcases!#REF!"/>
          <table:named-expression table:name="_xlnm.Print_Area" table:base-cell-address="$TestCases.$A$1" table:expression="testcases!#REF!;testcases!#REF!"/>
        </table:named-expressions>
      </table:table>
      <table:table table:name="Environment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number-columns-repeated="1021" table:default-cell-style-name="Default"/>
        <table:table-row table:style-name="ro25">
          <table:table-cell table:style-name="ce29" office:value-type="string" calcext:value-type="string">
            <text:p>Component</text:p>
          </table:table-cell>
          <table:table-cell table:style-name="ce29" office:value-type="string" calcext:value-type="string">
            <text:p>Version/Type/Model</text:p>
          </table:table-cell>
          <table:table-cell table:style-name="ce29" office:value-type="string" calcext:value-type="string">
            <text:p>Link</text:p>
          </table:table-cell>
          <table:table-cell table:number-columns-repeated="1021"/>
        </table:table-row>
        <table:table-row table:style-name="ro25">
          <table:table-cell office:value-type="string" calcext:value-type="string">
            <text:p>SDL</text:p>
          </table:table-cell>
          <table:table-cell table:style-name="ce30"/>
          <table:table-cell table:style-name="ce31"/>
          <table:table-cell table:number-columns-repeated="1021"/>
        </table:table-row>
        <table:table-row table:style-name="ro25">
          <table:table-cell office:value-type="string" calcext:value-type="string">
            <text:p>HMI</text:p>
          </table:table-cell>
          <table:table-cell table:style-name="ce30"/>
          <table:table-cell table:style-name="ce31"/>
          <table:table-cell table:number-columns-repeated="1021"/>
        </table:table-row>
        <table:table-row table:style-name="ro25">
          <table:table-cell office:value-type="string" calcext:value-type="string">
            <text:p>ATF</text:p>
          </table:table-cell>
          <table:table-cell table:number-columns-repeated="1023"/>
        </table:table-row>
        <table:table-row table:style-name="ro25">
          <table:table-cell office:value-type="string" calcext:value-type="string">
            <text:p>ATF Scripts</text:p>
          </table:table-cell>
          <table:table-cell table:number-columns-repeated="1023"/>
        </table:table-row>
        <table:table-row table:style-name="ro25">
          <table:table-cell office:value-type="string" calcext:value-type="string">
            <text:p>OS</text:p>
          </table:table-cell>
          <table:table-cell table:style-name="ce25"/>
          <table:table-cell table:number-columns-repeated="1022"/>
        </table:table-row>
        <table:table-row table:style-name="ro25">
          <table:table-cell office:value-type="string" calcext:value-type="string">
            <text:p>Transport</text:p>
          </table:table-cell>
          <table:table-cell table:number-columns-repeated="1023"/>
        </table:table-row>
        <table:table-row table:style-name="ro25">
          <table:table-cell office:value-type="string" calcext:value-type="string">
            <text:p>Mobile device</text:p>
          </table:table-cell>
          <table:table-cell table:style-name="ce25"/>
          <table:table-cell table:number-columns-repeated="1022"/>
        </table:table-row>
        <table:table-row table:style-name="ro25">
          <table:table-cell office:value-type="string" calcext:value-type="string">
            <text:p>Mobile OS</text:p>
          </table:table-cell>
          <table:table-cell table:style-name="ce25"/>
          <table:table-cell table:number-columns-repeated="1022"/>
        </table:table-row>
        <table:table-row table:style-name="ro25">
          <table:table-cell office:value-type="string" calcext:value-type="string">
            <text:p>Mobile App version</text:p>
          </table:table-cell>
          <table:table-cell table:style-name="ce25"/>
          <table:table-cell table:style-name="ce31"/>
          <table:table-cell table:number-columns-repeated="1021"/>
        </table:table-row>
        <table:table-row table:style-name="ro25">
          <table:table-cell office:value-type="string" calcext:value-type="string">
            <text:p>Mobile App type</text:p>
          </table:table-cell>
          <table:table-cell table:style-name="ce25"/>
          <table:table-cell table:number-columns-repeated="1022"/>
        </table:table-row>
        <table:table-row table:style-name="ro25">
          <table:table-cell office:value-type="string" calcext:value-type="string">
            <text:p>Virtual machine using</text:p>
          </table:table-cell>
          <table:table-cell table:number-columns-repeated="1023"/>
        </table:table-row>
        <table:table-row table:style-name="ro25" table:number-rows-repeated="1048563">
          <table:table-cell table:number-columns-repeated="1024"/>
        </table:table-row>
        <table:table-row table:style-name="ro2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stCases" style:display-name="PageStyle_TestCas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Environment" style:display-name="PageStyle_Environment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siuk, Aleksandr</meta:initial-creator>
    <meta:editing-cycles>102</meta:editing-cycles>
    <meta:creation-date>2017-06-21T12:30:38</meta:creation-date>
    <dc:date>2018-02-09T17:44:10.872817596</dc:date>
    <dc:language>en-US</dc:language>
    <meta:editing-duration>PT11H26M38S</meta:editing-duration>
    <meta:generator>LibreOffice/5.1.6.2$Linux_X86_64 LibreOffice_project/10m0$Build-2</meta:generator>
    <meta:document-statistic meta:table-count="2" meta:cell-count="126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